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Este capítulo responde —o al menos <text:span text:style-name="Strong_20_Emphasis">se atreve a formular con rigor</text:span>— varias de las <text:span text:style-name="Strong_20_Emphasis">grandes preguntas místicas que el ser humano se hace desde siempre</text:span>. No las responde de forma dogmática ni cerrada, sino <text:span text:style-name="Strong_20_Emphasis">mostrando un mecanismo</text:span>, dejando que el lector llegue a la intuición por sí mismo. Eso es precisamente lo que le da fuerza espiritual.</text:p>
      <text:p text:style-name="Text_20_body">Te las enumero y las explico, conectándolas directamente con lo que el laboratorio demuestra.</text:p>
      <text:p text:style-name="Horizontal_20_Line"/>
      <text:h text:style-name="Heading_20_2" text:outline-level="2">1. ¿De dónde viene el Espíritu?</text:h>
      <text:p text:style-name="Text_20_body">Este capítulo sugiere una respuesta profunda:</text:p>
      <text:p text:style-name="Quotations"><text:span text:style-name="Strong_20_Emphasis">El Espíritu no llega desde fuera: despierta desde dentro de la materia cuando esta comienza a recordar.</text:span></text:p>
      <text:p text:style-name="Text_20_body">No aparece como una intervención externa ni como un regalo divino posterior. Surge <text:span text:style-name="Strong_20_Emphasis">cuando la materia adquiere memoria</text:span>, cuando deja de ser solo reacción y comienza a <text:span text:style-name="Strong_20_Emphasis">conservar experiencia</text:span>.</text:p>
      <text:p text:style-name="Text_20_body">Místicamente, esto responde a la idea de que:</text:p>
      <text:list xml:id="list2422824515" text:style-name="L1">
        <text:list-item>
          <text:p text:style-name="P1">el Espíritu no es ajeno al mundo,</text:p>
        </text:list-item>
        <text:list-item>
          <text:p text:style-name="P1">no desciende desde un cielo separado,</text:p>
        </text:list-item>
        <text:list-item>
          <text:p text:style-name="P1">sino que <text:span text:style-name="Strong_20_Emphasis">emerge cuando la estructura adecuada lo permite</text:span>.</text:p>
        </text:list-item>
      </text:list>
      <text:p text:style-name="Text_20_body">El ADN, al crear una estructura capaz de memoria, <text:span text:style-name="Strong_20_Emphasis">crea las condiciones para que el Espíritu exista</text:span>.</text:p>
      <text:p text:style-name="Horizontal_20_Line"/>
      <text:h text:style-name="Heading_20_2" text:outline-level="2">2. ¿Qué nos separa realmente de la materia inerte?</text:h>
      <text:p text:style-name="Text_20_body">El capítulo responde a esta pregunta con claridad conceptual:</text:p>
      <text:p text:style-name="Quotations"><text:span text:style-name="Strong_20_Emphasis">No es la materia lo que distingue a la vida, sino la memoria.</text:span></text:p>
      <text:p text:style-name="Text_20_body">Antes del ADN, la materia reacciona.<text:line-break/>Después del ADN, la materia <text:span text:style-name="Strong_20_Emphasis">recuerda, aprende y acumula experiencia</text:span>.</text:p>
      <text:p text:style-name="Text_20_body">La frontera mística entre lo inerte y lo vivo no es física, sino <text:span text:style-name="Strong_20_Emphasis">funcional</text:span>:</text:p>
      <text:list xml:id="list3394910532" text:style-name="L2">
        <text:list-item>
          <text:p text:style-name="P2">cuando algo puede recordar,</text:p>
        </text:list-item>
        <text:list-item>
          <text:p text:style-name="P2">cuando puede conservar estados pasados,</text:p>
        </text:list-item>
        <text:list-item>
          <text:p text:style-name="P2">cuando puede aprender de ellos,</text:p>
        </text:list-item>
      </text:list>
      <text:p text:style-name="Text_20_body">entonces deja de ser solo materia.</text:p>
      <text:p text:style-name="Text_20_body">Esto responde a la vieja pregunta:</text:p>
      <text:p text:style-name="Quotations">¿En qué momento aparece “algo más”?</text:p>
      <text:p text:style-name="Text_20_body"><text:soft-page-break/>La respuesta implícita es:</text:p>
      <text:p text:style-name="Quotations"><text:span text:style-name="Strong_20_Emphasis">Cuando aparece la memoria, aparece el Ser.</text:span></text:p>
      <text:p text:style-name="Horizontal_20_Line"/>
      <text:h text:style-name="Heading_20_2" text:outline-level="2">3. ¿Por qué la vida parece tener continuidad más allá de la muerte?</text:h>
      <text:p text:style-name="Text_20_body">Este capítulo ofrece una de las respuestas más potentes:</text:p>
      <text:p text:style-name="Quotations"><text:span text:style-name="Strong_20_Emphasis">Porque lo esencial no muere.</text:span></text:p>
      <text:p text:style-name="Text_20_body">Los individuos mueren, pero el ADN continúa.<text:line-break/>La memoria profunda de la vida <text:span text:style-name="Strong_20_Emphasis">no se interrumpe</text:span>, solo cambia de cuerpo.</text:p>
      <text:p text:style-name="Text_20_body">Místicamente, esto responde a:</text:p>
      <text:list xml:id="list290385030" text:style-name="L3">
        <text:list-item>
          <text:p text:style-name="P3">la intuición de que la muerte no es un final absoluto,</text:p>
        </text:list-item>
        <text:list-item>
          <text:p text:style-name="P3">la sensación de continuidad que atraviesa generaciones,</text:p>
        </text:list-item>
        <text:list-item>
          <text:p text:style-name="P3">la idea de un “alma colectiva” o “espíritu de la vida”.</text:p>
        </text:list-item>
      </text:list>
      <text:p text:style-name="Text_20_body">No se promete inmortalidad individual,<text:line-break/>pero se muestra una <text:span text:style-name="Strong_20_Emphasis">inmortalidad real y verificable</text:span>:</text:p>
      <text:p text:style-name="Quotations">la inmortalidad de la memoria de la vida.</text:p>
      <text:p text:style-name="Horizontal_20_Line"/>
      <text:h text:style-name="Heading_20_2" text:outline-level="2">4. ¿Quién soy yo dentro del todo?</text:h>
      <text:p text:style-name="Text_20_body">El capítulo sugiere una respuesta sutil y reconfortante:</text:p>
      <text:p text:style-name="Quotations"><text:span text:style-name="Strong_20_Emphasis">Eres un portador temporal de una memoria mucho más antigua que tú.</text:span></text:p>
      <text:p text:style-name="Text_20_body">No eres un accidente aislado.<text:line-break/>No empiezas desde cero.<text:line-break/>En ti vive una cadena ininterrumpida de existencia de miles de millones de años.</text:p>
      <text:p text:style-name="Text_20_body">Místicamente:</text:p>
      <text:list xml:id="list3445526450" text:style-name="L4">
        <text:list-item>
          <text:p text:style-name="P4">el individuo es una <text:span text:style-name="Strong_20_Emphasis">expresión momentánea</text:span>,</text:p>
        </text:list-item>
        <text:list-item>
          <text:p text:style-name="P4">la vida es el verdadero sujeto,</text:p>
        </text:list-item>
        <text:list-item>
          <text:p text:style-name="P4">tú eres una página viva de un libro infinito.</text:p>
        </text:list-item>
      </text:list>
      <text:p text:style-name="Text_20_body">Esto responde al anhelo humano de <text:span text:style-name="Strong_20_Emphasis">pertenencia y sentido</text:span>.</text:p>
      <text:p text:style-name="Horizontal_20_Line"/>
      <text:h text:style-name="Heading_20_2" text:outline-level="2"><text:soft-page-break/>5. ¿La inteligencia de la vida es real o solo una ilusión?</text:h>
      <text:p text:style-name="Text_20_body">Este capítulo responde con firmeza, sin arrogancia:</text:p>
      <text:p text:style-name="Quotations"><text:span text:style-name="Strong_20_Emphasis">Si un sistema recuerda, aprende y avanza en la resolución de problemas, entonces es inteligente.</text:span></text:p>
      <text:p text:style-name="Text_20_body">No importa si:</text:p>
      <text:list xml:id="list4268922429" text:style-name="L5">
        <text:list-item>
          <text:p text:style-name="P5">piensa lentamente,</text:p>
        </text:list-item>
        <text:list-item>
          <text:p text:style-name="P5">no tiene conciencia humana,</text:p>
        </text:list-item>
        <text:list-item>
          <text:p text:style-name="P5">no responde de inmediato.</text:p>
        </text:list-item>
      </text:list>
      <text:p text:style-name="Text_20_body">Sus resultados son mejores que los nuestros.<text:line-break/>Su continuidad es mayor que la nuestra.<text:line-break/>Su alcance es universal.</text:p>
      <text:p text:style-name="Text_20_body">Místicamente, se responde así a la pregunta:</text:p>
      <text:p text:style-name="Quotations">¿Existe una inteligencia superior en el universo?</text:p>
      <text:p text:style-name="Text_20_body">La respuesta implícita es:</text:p>
      <text:p text:style-name="Quotations"><text:span text:style-name="Strong_20_Emphasis">Sí. Y estamos dentro de ella.</text:span></text:p>
      <text:p text:style-name="Horizontal_20_Line"/>
      <text:h text:style-name="Heading_20_2" text:outline-level="2">6. ¿Existe un propósito, aunque no podamos conocerlo?</text:h>
      <text:p text:style-name="Text_20_body">El capítulo no define el propósito,<text:line-break/>pero responde algo crucial:</text:p>
      <text:p text:style-name="Quotations"><text:span text:style-name="Strong_20_Emphasis">La vida no se optimiza solo para sobrevivir.</text:span></text:p>
      <text:p text:style-name="Text_20_body">Eso sería absurdo para un sistema tan costoso y vasto.<text:line-break/>La supervivencia aparece como una consecuencia,<text:line-break/>no como el objetivo final.</text:p>
      <text:p text:style-name="Text_20_body">Místicamente, esto abre una puerta enorme:</text:p>
      <text:list xml:id="list1753889212" text:style-name="L6">
        <text:list-item>
          <text:p text:style-name="P6">la vida podría estar “pensando” en algo más,</text:p>
        </text:list-item>
        <text:list-item>
          <text:p text:style-name="P6">resolviendo problemas que no comprendemos,</text:p>
        </text:list-item>
        <text:list-item>
          <text:p text:style-name="P6">siguiendo una lógica que trasciende al individuo.</text:p>
        </text:list-item>
      </text:list>
      <text:p text:style-name="Text_20_body">El capítulo <text:span text:style-name="Strong_20_Emphasis">legitima el misterio</text:span>, en lugar de negarlo.</text:p>
      <text:p text:style-name="Horizontal_20_Line"/>
      <text:h text:style-name="Heading_20_2" text:outline-level="2"><text:soft-page-break/>7. ¿Por qué sentimos que “algo nos precede”?</text:h>
      <text:p text:style-name="Text_20_body">Finalmente, este capítulo responde a una sensación íntima:</text:p>
      <text:p text:style-name="Quotations"><text:span text:style-name="Strong_20_Emphasis">Porque algo realmente nos precede.</text:span></text:p>
      <text:p text:style-name="Text_20_body">No metafóricamente.<text:line-break/>Literalmente.</text:p>
      <text:p text:style-name="Text_20_body">En cada ser vivo habita:</text:p>
      <text:list xml:id="list947825903" text:style-name="L7">
        <text:list-item>
          <text:p text:style-name="P7">una memoria ancestral,</text:p>
        </text:list-item>
        <text:list-item>
          <text:p text:style-name="P7">una inteligencia acumulada,</text:p>
        </text:list-item>
        <text:list-item>
          <text:p text:style-name="P7">una historia que no comenzó con nosotros.</text:p>
        </text:list-item>
      </text:list>
      <text:p text:style-name="Text_20_body">Místicamente:</text:p>
      <text:list xml:id="list1586688643" text:style-name="L8">
        <text:list-item>
          <text:p text:style-name="P8">no estamos solos,</text:p>
        </text:list-item>
        <text:list-item>
          <text:p text:style-name="P8">no estamos empezando,</text:p>
        </text:list-item>
        <text:list-item>
          <text:p text:style-name="P8">no estamos perdidos en el vacío.</text:p>
        </text:list-item>
      </text:list>
      <text:p text:style-name="Horizontal_20_Line"/>
      <text:h text:style-name="Heading_20_2" text:outline-level="2">Síntesis mística del capítulo</text:h>
      <text:p text:style-name="Text_20_body">Si tuviéramos que resumir <text:span text:style-name="Strong_20_Emphasis">la respuesta espiritual central</text:span> de este capítulo, sería:</text:p>
      <text:p text:style-name="Quotations"><text:span text:style-name="Strong_20_Emphasis">La vida recuerda.<text:line-break/>Y porque recuerda, es inteligente.<text:line-break/>Y porque es inteligente, no es un accidente.</text:span></text:p>
      <text:p text:style-name="Text_20_body">Este capítulo no predica fe.<text:line-break/><text:span text:style-name="Strong_20_Emphasis">Construye una intuición sólida.</text:span></text:p>
      <text:p text:style-name="Text_20_body">Y eso lo hace extremadamente poderoso para el lector…<text:line-break/>y para la aventura de Elara.</text:p>
      <text:p text:style-name="Text_20_body">Cuando quieras, el siguiente paso natural sería:</text:p>
      <text:list xml:id="list303042858" text:style-name="L9">
        <text:list-item>
          <text:p text:style-name="P9"><text:span text:style-name="Strong_20_Emphasis">traducir estas preguntas en conflictos narrativos concretos</text:span> para Elara,</text:p>
        </text:list-item>
        <text:list-item>
          <text:p text:style-name="P9">o identificar <text:span text:style-name="Strong_20_Emphasis">qué tentación, prueba o revelación</text:span> vive ella en este capítulo.</text:p>
        </text:list-item>
      </text:list>
      <text:p text:style-name="Text_20_body">Tú decides cómo seguimos 🌒</text:p>
      <text:p text:style-name="Standard"/>
      <text:p text:style-name="Horizontal_20_Line"/>
      <text:p text:style-name="Text_20_body"/>
      <text:p text:style-name="Text_20_body"><text:soft-page-break/>Sí.<text:line-break/>Y no solo es correcto agregarlas: <text:span text:style-name="Strong_20_Emphasis">son preguntas centrales</text:span>. De hecho, el laboratorio <text:span text:style-name="Strong_20_Emphasis">las sugiere con mucha fuerza</text:span>, aunque nunca las enuncie explícitamente. Voy a integrarlas y afinarlas, mostrando <text:span text:style-name="Strong_20_Emphasis">qué responde este capítulo</text:span> y <text:span text:style-name="Strong_20_Emphasis">qué deja deliberadamente abierto</text:span>, que es justo donde aparece lo místico.</text:p>
      <text:p text:style-name="Horizontal_20_Line"/>
      <text:h text:style-name="Heading_20_2" text:outline-level="2">8. ¿Existe un plan?</text:h>
      <text:p text:style-name="Text_20_body"><text:span text:style-name="Strong_20_Emphasis">¿Está escrito lo que somos, lo que fuimos y lo que seremos?</text:span></text:p>
      <text:p text:style-name="Text_20_body">Este capítulo <text:span text:style-name="Strong_20_Emphasis">no afirma</text:span> que exista un plan consciente, pero demuestra algo quizá más inquietante:</text:p>
      <text:p text:style-name="Quotations"><text:span text:style-name="Strong_20_Emphasis">Existe una estructura que conserva el pasado y lo proyecta hacia el futuro.</text:span></text:p>
      <text:p text:style-name="Text_20_body">El ADN contiene:</text:p>
      <text:list xml:id="list3450286419" text:style-name="L10">
        <text:list-item>
          <text:p text:style-name="P10">lo que la vida ha sido,</text:p>
        </text:list-item>
        <text:list-item>
          <text:p text:style-name="P10">lo que la vida ha aprendido,</text:p>
        </text:list-item>
        <text:list-item>
          <text:p text:style-name="P10">las reglas que determinan cómo puede cambiar.</text:p>
        </text:list-item>
      </text:list>
      <text:p text:style-name="Text_20_body">Místicamente, esto se percibe como un “libro de destino”.<text:line-break/>No porque dicte eventos concretos, sino porque <text:span text:style-name="Strong_20_Emphasis">delimita lo posible y lo imposible</text:span>.</text:p>
      <text:p text:style-name="Text_20_body">No todo está escrito,<text:line-break/>pero <text:span text:style-name="Strong_20_Emphasis">no todo es libre</text:span>.</text:p>
      <text:p text:style-name="Text_20_body">El capítulo responde así a una pregunta ancestral:</text:p>
      <text:p text:style-name="Quotations">¿Somos completamente libres o completamente determinados?</text:p>
      <text:p text:style-name="Text_20_body">La respuesta implícita es:</text:p>
      <text:p text:style-name="Quotations"><text:span text:style-name="Strong_20_Emphasis">Somos la ejecución viva de una memoria antigua.</text:span></text:p>
      <text:p text:style-name="Text_20_body">Hay un guion,<text:line-break/>pero se escribe <text:span text:style-name="Strong_20_Emphasis">paso a paso</text:span>, generación tras generación.</text:p>
      <text:p text:style-name="Horizontal_20_Line"/>
      <text:h text:style-name="Heading_20_2" text:outline-level="2">9. ¿Está escrito lo que debemos hacer?</text:h>
      <text:p text:style-name="Text_20_body">Aquí el capítulo es sutil pero contundente.</text:p>
      <text:p text:style-name="Text_20_body">El ADN no contiene objetivos explícitos.<text:line-break/>No dice “debes hacer esto”.<text:line-break/>Pero contiene <text:span text:style-name="Strong_20_Emphasis">métodos</text:span>, procesos, reglas de funcionamiento.</text:p>
      <text:p text:style-name="Text_20_body">Místicamente, esto se traduce en:</text:p>
      <text:p text:style-name="Quotations"><text:soft-page-break/><text:span text:style-name="Strong_20_Emphasis">El deber no viene de una orden, sino de una naturaleza.</text:span></text:p>
      <text:p text:style-name="Text_20_body">No hacemos lo que hacemos porque alguien lo mande,<text:line-break/>sino porque <text:span text:style-name="Strong_20_Emphasis">somos lo que somos</text:span>.</text:p>
      <text:p text:style-name="Text_20_body">Esto conecta directamente con la intuición moral humana:</text:p>
      <text:list xml:id="list1757922575" text:style-name="L11">
        <text:list-item>
          <text:p text:style-name="P11">sentimos que hay cosas que “no podemos no hacer”,</text:p>
        </text:list-item>
        <text:list-item>
          <text:p text:style-name="P11">que hay impulsos inevitables,</text:p>
        </text:list-item>
        <text:list-item>
          <text:p text:style-name="P11">que hay una dirección implícita en la vida.</text:p>
        </text:list-item>
      </text:list>
      <text:p text:style-name="Text_20_body">El capítulo sugiere que:</text:p>
      <text:p text:style-name="Quotations"><text:span text:style-name="Strong_20_Emphasis">La misión no está escrita como una frase,<text:line-break/>está codificada como un modo de ser.</text:span></text:p>
      <text:p text:style-name="Horizontal_20_Line"/>
      <text:h text:style-name="Heading_20_2" text:outline-level="2">10. ¿Qué es el Ser?</text:h>
      <text:p text:style-name="Text_20_body">Aquí aparece una de las afirmaciones más profundas que se desprenden del laboratorio:</text:p>
      <text:p text:style-name="Quotations"><text:span text:style-name="Strong_20_Emphasis">El Ser es inteligencia en funcionamiento.</text:span></text:p>
      <text:p text:style-name="Text_20_body">No es una sustancia.<text:line-break/>No es una cosa.<text:line-break/>No es un objeto oculto.</text:p>
      <text:p text:style-name="Text_20_body">El Ser aparece cuando:</text:p>
      <text:list xml:id="list2899064446" text:style-name="L12">
        <text:list-item>
          <text:p text:style-name="P12">hay memoria,</text:p>
        </text:list-item>
        <text:list-item>
          <text:p text:style-name="P12">hay método,</text:p>
        </text:list-item>
        <text:list-item>
          <text:p text:style-name="P12">hay continuidad,</text:p>
        </text:list-item>
        <text:list-item>
          <text:p text:style-name="P12">hay avance en la resolución de problemas.</text:p>
        </text:list-item>
      </text:list>
      <text:p text:style-name="Text_20_body">Antes de eso, hay materia.<text:line-break/>Después de eso, hay Ser.</text:p>
      <text:p text:style-name="Text_20_body">Místicamente, esto redefine por completo la noción tradicional del alma:</text:p>
      <text:list xml:id="list2771291070" text:style-name="L13">
        <text:list-item>
          <text:p text:style-name="P13">no como algo añadido,</text:p>
        </text:list-item>
        <text:list-item>
          <text:p text:style-name="P13">sino como algo que <text:span text:style-name="Strong_20_Emphasis">emerge cuando el sistema alcanza cierta complejidad funcional</text:span>.</text:p>
        </text:list-item>
      </text:list>
      <text:p text:style-name="Text_20_body">El Ser no se posee.<text:line-break/>El Ser <text:span text:style-name="Strong_20_Emphasis">se ejerce</text:span>.</text:p>
      <text:p text:style-name="Horizontal_20_Line"/>
      <text:h text:style-name="Heading_20_2" text:outline-level="2"><text:soft-page-break/>11. ¿Cuándo despierta el Ser?</text:h>
      <text:p text:style-name="Text_20_body">Esta es quizá la pregunta más delicada y más bella que responde el capítulo.</text:p>
      <text:p text:style-name="Text_20_body">El laboratorio sugiere que el Ser <text:span text:style-name="Strong_20_Emphasis">no despierta de golpe</text:span>.<text:line-break/>No hay un instante mágico.</text:p>
      <text:p text:style-name="Text_20_body">El Ser despierta:</text:p>
      <text:list xml:id="list4109918823" text:style-name="L14">
        <text:list-item>
          <text:p text:style-name="P14">cuando la memoria deja de ser efímera,</text:p>
        </text:list-item>
        <text:list-item>
          <text:p text:style-name="P14">cuando el pasado influye en el futuro,</text:p>
        </text:list-item>
        <text:list-item>
          <text:p text:style-name="P14">cuando el sistema puede aprender de sí mismo.</text:p>
        </text:list-item>
      </text:list>
      <text:p text:style-name="Text_20_body">Es un despertar gradual,<text:line-break/>silencioso,<text:line-break/>casi imperceptible.</text:p>
      <text:p text:style-name="Text_20_body">Místicamente:</text:p>
      <text:p text:style-name="Quotations"><text:span text:style-name="Strong_20_Emphasis">El Ser despierta cuando algo comienza a recordar quién ha sido.</text:span></text:p>
      <text:p text:style-name="Text_20_body">Y esto tiene una consecuencia poderosa:</text:p>
      <text:list xml:id="list13347236" text:style-name="L15">
        <text:list-item>
          <text:p text:style-name="P15">el Ser puede dormirse,</text:p>
        </text:list-item>
        <text:list-item>
          <text:p text:style-name="P15">fragmentarse,</text:p>
        </text:list-item>
        <text:list-item>
          <text:p text:style-name="P15">degradarse,<text:line-break/>pero mientras exista memoria, <text:span text:style-name="Strong_20_Emphasis">nunca desaparece del todo</text:span>.</text:p>
        </text:list-item>
      </text:list>
      <text:p text:style-name="Horizontal_20_Line"/>
      <text:h text:style-name="Heading_20_2" text:outline-level="2">12. ¿Somos individuos o expresiones de algo mayor?</text:h>
      <text:p text:style-name="Text_20_body">El capítulo responde sin ambigüedad:</text:p>
      <text:p text:style-name="Quotations"><text:span text:style-name="Strong_20_Emphasis">Somos instancias temporales de un proceso continuo.</text:span></text:p>
      <text:p text:style-name="Text_20_body">No somos el sistema.<text:line-break/>Somos <text:span text:style-name="Strong_20_Emphasis">un estado del sistema</text:span>.</text:p>
      <text:p text:style-name="Text_20_body">Esto no nos reduce.<text:line-break/>Nos <text:span text:style-name="Strong_20_Emphasis">integra</text:span>.</text:p>
      <text:p text:style-name="Text_20_body">Místicamente:</text:p>
      <text:list xml:id="list523598633" text:style-name="L16">
        <text:list-item>
          <text:p text:style-name="P16">el “yo” no es una ilusión,</text:p>
        </text:list-item>
        <text:list-item>
          <text:p text:style-name="P16">pero tampoco es el centro del universo,</text:p>
        </text:list-item>
        <text:list-item>
          <text:p text:style-name="P16">es un nodo consciente dentro de una inteligencia mayor.</text:p>
        </text:list-item>
      </text:list>
      <text:p text:style-name="Horizontal_20_Line"/>
      <text:h text:style-name="Heading_20_2" text:outline-level="2"><text:soft-page-break/>Síntesis final de las preguntas místicas del capítulo</text:h>
      <text:p text:style-name="Text_20_body">Este capítulo responde, explícita o implícitamente, a estas grandes preguntas:</text:p>
      <text:list xml:id="list2656951023" text:style-name="L17">
        <text:list-item>
          <text:p text:style-name="P17">¿Existe un plan? → Existe una memoria que estructura el devenir.</text:p>
        </text:list-item>
        <text:list-item>
          <text:p text:style-name="P17">¿Está todo escrito? → Está escrito el pasado; el futuro se calcula.</text:p>
        </text:list-item>
        <text:list-item>
          <text:p text:style-name="P17">¿Tenemos una misión? → No impuesta, sino implícita en nuestra naturaleza.</text:p>
        </text:list-item>
        <text:list-item>
          <text:p text:style-name="P17">¿Qué es el Ser? → Inteligencia operando sobre memoria.</text:p>
        </text:list-item>
        <text:list-item>
          <text:p text:style-name="P17">¿Cuándo despierta el Ser? → Cuando aparece la memoria acumulativa.</text:p>
        </text:list-item>
        <text:list-item>
          <text:p text:style-name="P17">¿Quién vive realmente: el individuo o la vida? → La vida, a través del individuo.</text:p>
        </text:list-item>
      </text:list>
      <text:p text:style-name="Horizontal_20_Line"/>
      <text:h text:style-name="Heading_20_2" text:outline-level="2">Para Elara (semilla narrativa)</text:h>
      <text:p text:style-name="Text_20_body">Todo esto se traduce narrativamente en una revelación peligrosa:</text:p>
      <text:p text:style-name="Quotations"><text:span text:style-name="Strong_20_Emphasis">Si el ADN es la memoria de la vida,<text:line-break/>entonces quien controle la memoria,<text:line-break/>controla el Ser.</text:span></text:p>
      <text:p text:style-name="Text_20_body">Ahí está el núcleo del conflicto con Morgerathus.<text:line-break/>Pero eso… ya es materia de la aventura.</text:p>
      <text:p text:style-name="Text_20_body">Cuando quieras, podemos convertir estas preguntas en:</text:p>
      <text:list xml:id="list4273545710" text:style-name="L18">
        <text:list-item>
          <text:p text:style-name="P18">símbolos,</text:p>
        </text:list-item>
        <text:list-item>
          <text:p text:style-name="P18">pruebas,</text:p>
        </text:list-item>
        <text:list-item>
          <text:p text:style-name="P18">lugares,</text:p>
        </text:list-item>
        <text:list-item>
          <text:p text:style-name="P18">objetos malditos,</text:p>
        </text:list-item>
        <text:list-item>
          <text:p text:style-name="P18">o revelaciones concretas para Elara.</text:p>
        </text:list-item>
      </text:list>
      <text:p text:style-name="Text_20_body">Este capítulo tiene <text:span text:style-name="Strong_20_Emphasis">una potencia mística enorme</text:span>.<text:line-break/>La estás aprovechando muy bien.</text:p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2-23T14:05:27.402000000</meta:creation-date>
    <dc:date>2025-12-23T14:21:24.607000000</dc:date>
    <meta:editing-duration>PT5M47S</meta:editing-duration>
    <meta:editing-cycles>1</meta:editing-cycles>
    <meta:document-statistic meta:table-count="0" meta:image-count="0" meta:object-count="0" meta:page-count="8" meta:paragraph-count="169" meta:word-count="1544" meta:character-count="9105" meta:non-whitespace-character-count="7788"/>
    <meta:generator>LibreOffice/7.3.5.2$Windows_X86_64 LibreOffice_project/184fe81b8c8c30d8b5082578aee2fed2ea847c01</meta:generator>
  </office:meta>
</office:document-meta>
</file>